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89" calcext:value-type="float">
            <text:p>1289</text:p>
          </table:table-cell>
          <table:table-cell table:style-name="ce7" table:formula="of:=COUNTIF([.B7:.B999998];&quot;X&quot;)" office:value-type="float" office:value="1112" calcext:value-type="float">
            <text:p>1112</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1" calcext:value-type="float">
            <text:p>151</text:p>
          </table:table-cell>
          <table:table-cell table:style-name="ce25" table:formula="of:=SUM([.B2:.F2])" office:value-type="float" office:value="1370" calcext:value-type="float">
            <text:p>137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3" table:number-rows-repeated="122">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23">00/00/0000</text:date>, <text:time style:data-style-name="N2" text:time-value="19:17:03.09487211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6-23T19:17:39.091348383</dc:date>
    <meta:editing-duration>P1DT9H53M24S</meta:editing-duration>
    <meta:editing-cycles>1280</meta:editing-cycles>
    <meta:document-statistic meta:table-count="1" meta:cell-count="7778" meta:object-count="0"/>
  </office:meta>
</office:document-meta>
</file>